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600000116F2292632.png"/>
  <manifest:file-entry manifest:media-type="image/png" manifest:full-path="Pictures/10000000000002520000018749BBE31B.png"/>
  <manifest:file-entry manifest:media-type="image/png" manifest:full-path="Pictures/100000000000026D000001ADF3E447F9.png"/>
  <manifest:file-entry manifest:media-type="image/png" manifest:full-path="Pictures/10000000000001F3000002AE6BE37DE7.png"/>
  <manifest:file-entry manifest:media-type="image/png" manifest:full-path="Pictures/100000000000020C000001C7ECD07130.png"/>
  <manifest:file-entry manifest:media-type="image/png" manifest:full-path="Pictures/1000000000000201000001A9427A8029.png"/>
  <manifest:file-entry manifest:media-type="image/png" manifest:full-path="Pictures/10000000000001CD000001912AB60F74.png"/>
  <manifest:file-entry manifest:media-type="image/png" manifest:full-path="Pictures/10000000000001DA0000019BC13F6852.png"/>
  <manifest:file-entry manifest:media-type="image/png" manifest:full-path="Pictures/10000000000001D4000001A6DEC90787.png"/>
  <manifest:file-entry manifest:media-type="image/png" manifest:full-path="Pictures/1000000000000239000001BB99330875.png"/>
  <manifest:file-entry manifest:media-type="image/png" manifest:full-path="Pictures/10000000000001F7000001706F2F43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0" text:anchor-type="page" text:anchor-page-number="1" svg:x="3.791cm" svg:y="2.824cm" svg:width="12.12cm" svg:height="5.489cm" draw:z-index="8">
        <draw:image xlink:href="Pictures/10000000000002520000018749BBE31B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11" text:anchor-type="paragraph" svg:width="15.515cm" svg:height="6.417cm" draw:z-index="10"><draw:image xlink:href="Pictures/10000000000002B600000116F229263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3" draw:name="figura1" text:anchor-type="char" svg:x="1.556cm" svg:y="0.118cm" svg:width="15.367cm" svg:height="11.509cm" draw:z-index="9"><draw:image xlink:href="Pictures/10000000000001F3000002AE6BE37DE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figura2" text:anchor-type="paragraph" svg:x="0.229cm" svg:y="0.256cm" svg:width="8.821cm" svg:height="7.186cm" draw:z-index="0"><draw:image xlink:href="Pictures/10000000000001D4000001A6DEC90787.png" xlink:type="simple" xlink:show="embed" xlink:actuate="onLoad"/></draw:frame><draw:frame draw:style-name="fr4" draw:name="figura3" text:anchor-type="paragraph" svg:x="9.049cm" svg:y="0.482cm" svg:width="7.574cm" svg:height="6.295cm" draw:z-index="1"><draw:image xlink:href="Pictures/100000000000026D000001ADF3E447F9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4" draw:name="figura5" text:anchor-type="paragraph" svg:x="8.978cm" svg:y="0.169cm" svg:width="7.62cm" svg:height="6.761cm" draw:z-index="3"><draw:image xlink:href="Pictures/10000000000001DA0000019BC13F6852.png" xlink:type="simple" xlink:show="embed" xlink:actuate="onLoad"/></draw:frame><draw:frame draw:style-name="fr4" draw:name="figura4" text:anchor-type="paragraph" svg:x="0.593cm" svg:y="0.141cm" svg:width="7.978cm" svg:height="6.902cm" draw:z-index="2"><draw:image xlink:href="Pictures/10000000000001F7000001706F2F43C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figura6" text:anchor-type="paragraph" svg:x="0.743cm" svg:y="0.282cm" svg:width="6.934cm" svg:height="5.888cm" draw:z-index="4"><draw:image xlink:href="Pictures/100000000000020C000001C7ECD07130.png" xlink:type="simple" xlink:show="embed" xlink:actuate="onLoad"/></draw:frame><draw:frame draw:style-name="fr4" draw:name="figura7" text:anchor-type="paragraph" svg:x="8.908cm" svg:y="0.086cm" svg:width="6.969cm" svg:height="5.914cm" draw:z-index="5"><draw:image xlink:href="Pictures/10000000000001CD000001912AB60F7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figura9" text:anchor-type="paragraph" svg:x="8.343cm" svg:y="0.501cm" svg:width="8.35cm" svg:height="6.916cm" draw:z-index="7"><draw:image xlink:href="Pictures/1000000000000239000001BB99330875.png" xlink:type="simple" xlink:show="embed" xlink:actuate="onLoad"/></draw:frame></text:p>
      <text:p text:style-name="Standard"><draw:frame draw:style-name="fr4" draw:name="figura8" text:anchor-type="paragraph" svg:x="0.517cm" svg:y="0cm" svg:width="7.616cm" svg:height="7.684cm" draw:z-index="6"><draw:image xlink:href="Pictures/1000000000000201000001A9427A80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6T20:30:20</meta:creation-date>
    <dc:date>2011-01-23T12:01:53</dc:date>
    <meta:editing-cycles>4</meta:editing-cycles>
    <meta:editing-duration>PT1H44M13S</meta:editing-duration>
    <meta:user-defined meta:name="Info 1"/>
    <meta:user-defined meta:name="Info 2"/>
    <meta:user-defined meta:name="Info 3"/>
    <meta:user-defined meta:name="Info 4"/>
    <meta:document-statistic meta:table-count="0" meta:image-count="11" meta:object-count="0" meta:page-count="3" meta:paragraph-count="2" meta:word-count="0" meta:character-count="5"/>
  </office:meta>
</office:document-meta>
</file>